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ObjectReplacements/Object 6" manifest:media-type=""/>
  <manifest:file-entry manifest:full-path="ObjectReplacements/Object 5" manifest:media-type=""/>
  <manifest:file-entry manifest:full-path="ObjectReplacements/Object 7" manifest:media-type=""/>
  <manifest:file-entry manifest:full-path="ObjectReplacements/Object 8"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loext:padding="0in" loext:border="none"/>
    </style:style>
    <style:style style:name="P2" style:family="paragraph" style:parent-style-name="Text_20_body">
      <style:paragraph-properties fo:padding="0in" fo:border="none"/>
    </style:style>
    <style:style style:name="P3" style:family="paragraph" style:parent-style-name="Text_20_body" style:list-style-name="L1">
      <style:paragraph-properties fo:padding="0in" fo:border="none"/>
    </style:style>
    <style:style style:name="P4" style:family="paragraph" style:parent-style-name="Text_20_body" style:list-style-name="L2">
      <style:paragraph-properties fo:padding="0in" fo:border="none"/>
    </style:style>
    <style:style style:name="P5" style:family="paragraph" style:parent-style-name="Text_20_body" style:list-style-name="L3">
      <style:paragraph-properties fo:padding="0in" fo:border="none"/>
    </style:style>
    <style:style style:name="P6" style:family="paragraph" style:parent-style-name="Text_20_body" style:list-style-name="L4">
      <style:paragraph-properties fo:padding="0in" fo:border="none"/>
    </style:style>
    <style:style style:name="P7" style:family="paragraph" style:parent-style-name="Text_20_body">
      <style:paragraph-properties fo:padding="0in" fo:border="none"/>
      <style:text-properties loext:padding="0in" loext:border="none"/>
    </style:style>
    <style:style style:name="P8" style:family="paragraph" style:parent-style-name="Text_20_body" style:list-style-name="L11">
      <style:paragraph-properties fo:padding="0in" fo:border="none"/>
      <style:text-properties loext:padding="0in" loext:border="none"/>
    </style:style>
    <style:style style:name="P9" style:family="paragraph" style:parent-style-name="Text_20_body" style:list-style-name="L5">
      <style:paragraph-properties fo:padding="0in" fo:border="none"/>
    </style:style>
    <style:style style:name="P10" style:family="paragraph" style:parent-style-name="Text_20_body" style:list-style-name="L6">
      <style:paragraph-properties fo:padding="0in" fo:border="none"/>
    </style:style>
    <style:style style:name="P11" style:family="paragraph" style:parent-style-name="Text_20_body" style:list-style-name="L7">
      <style:paragraph-properties fo:padding="0in" fo:border="none"/>
    </style:style>
    <style:style style:name="P12" style:family="paragraph" style:parent-style-name="Text_20_body" style:list-style-name="L8">
      <style:paragraph-properties fo:padding="0in" fo:border="none"/>
    </style:style>
    <style:style style:name="P13" style:family="paragraph" style:parent-style-name="Text_20_body" style:list-style-name="L9">
      <style:paragraph-properties fo:padding="0in" fo:border="none"/>
    </style:style>
    <style:style style:name="P14" style:family="paragraph" style:parent-style-name="Text_20_body" style:list-style-name="L10">
      <style:paragraph-properties fo:padding="0in" fo:border="none"/>
    </style:style>
    <style:style style:name="P15" style:family="paragraph" style:parent-style-name="Text_20_body" style:list-style-name="L11">
      <style:paragraph-properties fo:padding="0in" fo:border="none"/>
    </style:style>
    <style:style style:name="P16" style:family="paragraph" style:parent-style-name="Text_20_body" style:list-style-name="L2">
      <style:paragraph-properties fo:margin-top="0in" fo:margin-bottom="0in" loext:contextual-spacing="false" fo:padding="0in" fo:border="none"/>
    </style:style>
    <style:style style:name="P17" style:family="paragraph" style:parent-style-name="Text_20_body" style:list-style-name="L5">
      <style:paragraph-properties fo:margin-top="0in" fo:margin-bottom="0in" loext:contextual-spacing="false" fo:padding="0in" fo:border="none"/>
    </style:style>
    <style:style style:name="P18" style:family="paragraph" style:parent-style-name="Text_20_body" style:list-style-name="L7">
      <style:paragraph-properties fo:margin-top="0in" fo:margin-bottom="0in" loext:contextual-spacing="false" fo:padding="0in" fo:border="none"/>
    </style:style>
    <style:style style:name="T1" style:family="text">
      <style:text-properties loext:padding="0in" loext:border="none"/>
    </style:style>
    <style:style style:name="fr1"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re are many different types of requests. The most common is a </text:span><text:span text:style-name="Emphasis"><text:span text:style-name="T1">GET</text:span></text:span><text:span text:style-name="T1"> request, which we use to retrieve data.</text:span></text:p>
      <text:section text:style-name="Sect1" text:name="body">
        <text:p text:style-name="P2"><text:span text:style-name="T1">We can use a simple </text:span><text:span text:style-name="Emphasis"><text:span text:style-name="T1">GET</text:span></text:span><text:span text:style-name="T1"> request to retrieve information from the </text:span><text:a xlink:type="simple" xlink:href="http://open-notify.org/" office:target-frame-name="_blank" xlink:show="new" text:style-name="Internet_20_link" text:visited-style-name="Visited_20_Internet_20_Link"><text:span text:style-name="T1">OpenNotify</text:span></text:a><text:span text:style-name="T1"> API.</text:span></text:p>
        <text:p text:style-name="P2"><text:span text:style-name="T1">OpenNotify has several API </text:span><text:span text:style-name="Strong_20_Emphasis"><text:span text:style-name="T1">endpoints</text:span></text:span><text:span text:style-name="T1">. An endpoint is a server route for retrieving specific data from an API. For example, the </text:span><text:span text:style-name="Source_20_Text"><text:span text:style-name="T1">/comments</text:span></text:span><text:span text:style-name="T1"> endpoint on the reddit API might retrieve information about comments, while the </text:span><text:span text:style-name="Source_20_Text"><text:span text:style-name="T1">/users</text:span></text:span><text:span text:style-name="T1"> endpoint might retrieve data about users.</text:span></text:p>
        <text:p text:style-name="P2"><text:span text:style-name="T1">The first endpoint we'll look at on OpenNotify is the </text:span><text:span text:style-name="Source_20_Text"><text:span text:style-name="T1">iss-now.json</text:span></text:span><text:span text:style-name="T1"> endpoint. This endpoint gets the current latitude and longitude position of the ISS. A dataset wouldn't be a good tool for this task because the information changes often, and it involves some calculation on the server.</text:span></text:p>
        <text:p text:style-name="P2"><text:a xlink:type="simple" xlink:href="http://open-notify.org/Open-Notify-API/" office:target-frame-name="_blank" xlink:show="new" text:style-name="Internet_20_link" text:visited-style-name="Visited_20_Internet_20_Link"><text:span text:style-name="T1">Check out the complete list</text:span></text:a><text:span text:style-name="T1"> of OpenNotify endpoints.</text:span></text:p>
        <text:p text:style-name="P2"><text:span text:style-name="T1">We've imported </text:span><text:span text:style-name="Source_20_Text"><text:span text:style-name="T1">requests</text:span></text:span><text:span text:style-name="T1"> for you already, so you don't need to do it again in this lesson. Importing </text:span><text:span text:style-name="Source_20_Text"><text:span text:style-name="T1">requests</text:span></text:span><text:span text:style-name="T1"> will overwrite some of the custom API logic we've developed for answer-checking in this lesson.</text:span></text:p>
      </text:section>
      <text:section text:style-name="Sect1" text:name="onboarding-tip-instructions">
        <text:p text:style-name="P1">Instructions</text:p>
      </text:section>
      <text:p text:style-name="P1"><draw:frame draw:style-name="fr1" draw:name="Object1" text:anchor-type="as-char" svg:width="0.4909in" svg:height="0.4909in" draw:z-index="0"><draw:floating-frame/></draw:frame></text:p>
      <text:section text:style-name="Sect1" text:name="Section1">
        <text:list xml:id="list469908523" text:style-name="L1">
          <text:list-item>
            <text:p text:style-name="P3"><text:bookmark text:name="body"/><text:span text:style-name="T1">The server will send a status code indicating the success or failure of your request. You can get the status code of the response from </text:span><text:span text:style-name="Source_20_Text"><text:span text:style-name="T1">response.status_code</text:span></text:span><text:span text:style-name="T1">.</text:span></text:p>
            <text:list>
              <text:list-item>
                <text:p text:style-name="P3"><text:span text:style-name="T1">Assign the status code to the variable </text:span><text:span text:style-name="Source_20_Text"><text:span text:style-name="T1">status_code</text:span></text:span></text:p>
              </text:list-item>
            </text:list>
          </text:list-item>
        </text:list>
      </text:section>
      <text:p text:style-name="P2"><text:bookmark text:name="body1"/><text:span text:style-name="T1">The request we just made returned a </text:span><text:span text:style-name="Strong_20_Emphasis"><text:span text:style-name="T1">status code</text:span></text:span><text:span text:style-name="T1"> of </text:span><text:span text:style-name="Source_20_Text"><text:span text:style-name="T1">200</text:span></text:span><text:span text:style-name="T1">. Web servers return status codes every time they receive an API request. A status code reports what happened with a request. Here are some codes that are relevant to </text:span><text:span text:style-name="Emphasis"><text:span text:style-name="T1">GET</text:span></text:span><text:span text:style-name="T1"> requests:</text:span></text:p>
      <text:section text:style-name="Sect1" text:name="Section2">
        <text:list xml:id="list2658589444" text:style-name="L2">
          <text:list-item>
            <text:p text:style-name="P16"><text:span text:style-name="Source_20_Text"><text:span text:style-name="T1">200</text:span></text:span><text:span text:style-name="T1"> — Everything went okay, and the server returned a result (if any).</text:span></text:p>
          </text:list-item>
          <text:list-item>
            <text:p text:style-name="P16"><text:span text:style-name="Source_20_Text"><text:span text:style-name="T1">301</text:span></text:span><text:span text:style-name="T1"> — The server is redirecting you to a different endpoint. This can happen when a company switches domain names, or when an endpoint's name has changed.</text:span></text:p>
          </text:list-item>
          <text:list-item>
            <text:p text:style-name="P16"><text:span text:style-name="Source_20_Text"><text:span text:style-name="T1">401</text:span></text:span><text:span text:style-name="T1"> — The server thinks you're not authenticated. This happens when you don't send the right credentials to access an API.</text:span></text:p>
          </text:list-item>
          <text:list-item>
            <text:p text:style-name="P16"><text:span text:style-name="Source_20_Text"><text:span text:style-name="T1">400</text:span></text:span><text:span text:style-name="T1"> — The server thinks you made a bad request. This can happen when you don't send the information that the API requires to process your request (among other things).</text:span></text:p>
          </text:list-item>
          <text:list-item>
            <text:p text:style-name="P16"><text:span text:style-name="Source_20_Text"><text:span text:style-name="T1">403</text:span></text:span><text:span text:style-name="T1"> — The resource you're trying to access is forbidden, and you don't have the right permissions to see it.</text:span></text:p>
          </text:list-item>
          <text:list-item>
            <text:p text:style-name="P4"><text:span text:style-name="Source_20_Text"><text:span text:style-name="T1">404</text:span></text:span><text:span text:style-name="T1"> — The server didn't find the resource you tried to access.</text:span></text:p>
          </text:list-item>
        </text:list>
      </text:section>
      <text:section text:style-name="Sect1" text:name="Section3">
        <text:p text:style-name="P1"><text:bookmark text:name="onboarding-tip-instructions"/>Instructions</text:p>
      </text:section>
      <text:p text:style-name="P1"><draw:frame draw:style-name="fr1" draw:name="Object2" text:anchor-type="as-char" svg:width="0.4909in" svg:height="0.4909in" draw:z-index="1"><draw:floating-frame/></draw:frame></text:p>
      <text:section text:style-name="Sect1" text:name="Section4">
        <text:list xml:id="list73012253" text:style-name="L3">
          <text:list-item>
            <text:p text:style-name="P5"><text:bookmark text:name="body2"/><text:span text:style-name="T1">Make a </text:span><text:span text:style-name="Emphasis"><text:span text:style-name="T1">GET</text:span></text:span><text:span text:style-name="T1"> request to </text:span><text:span text:style-name="Source_20_Text"><text:span text:style-name="T1">http://api.open-notify.org/iss-pass</text:span></text:span><text:span text:style-name="T1">.</text:span></text:p>
          </text:list-item>
          <text:list-item>
            <text:p text:style-name="P5"><text:soft-page-break/><text:span text:style-name="T1">Assign the status code of the response to </text:span><text:span text:style-name="Source_20_Text"><text:span text:style-name="T1">status_code</text:span></text:span><text:span text:style-name="T1">.</text:span></text:p>
          </text:list-item>
        </text:list>
      </text:section>
      <text:p text:style-name="P2"><text:bookmark text:name="body3"/><text:span text:style-name="Source_20_Text"><text:span text:style-name="T1">iss-pass</text:span></text:span><text:span text:style-name="T1"> wasn't a valid endpoint, so the API's server sent us a </text:span><text:span text:style-name="Source_20_Text"><text:span text:style-name="T1">404</text:span></text:span><text:span text:style-name="T1"> status code in response. We forgot to add </text:span><text:span text:style-name="Source_20_Text"><text:span text:style-name="T1">.json</text:span></text:span><text:span text:style-name="T1"> at the end, like the </text:span><text:a xlink:type="simple" xlink:href="http://open-notify.org/Open-Notify-API/" office:target-frame-name="_blank" xlink:show="new" text:style-name="Internet_20_link" text:visited-style-name="Visited_20_Internet_20_Link"><text:span text:style-name="T1">API documentation</text:span></text:a><text:span text:style-name="T1"> tells us to do.</text:span></text:p>
      <text:section text:style-name="Sect1" text:name="Section6">
        <text:p text:style-name="P1"><text:bookmark text:name="onboarding-tip-instructions1"/>Instructions</text:p>
      </text:section>
      <text:p text:style-name="P1"><draw:frame draw:style-name="fr1" draw:name="Object3" text:anchor-type="as-char" svg:width="0.4909in" svg:height="0.4909in" draw:z-index="2"><draw:floating-frame/></draw:frame></text:p>
      <text:section text:style-name="Sect1" text:name="Section7">
        <text:list xml:id="list2633893550" text:style-name="L4">
          <text:list-item>
            <text:p text:style-name="P6"><text:bookmark text:name="body4"/><text:span text:style-name="T1">Make a </text:span><text:span text:style-name="Emphasis"><text:span text:style-name="T1">GET</text:span></text:span><text:span text:style-name="T1"> request to </text:span><text:span text:style-name="Source_20_Text"><text:span text:style-name="T1">http://api.open-notify.org/iss-pass.json</text:span></text:span><text:span text:style-name="T1">.</text:span></text:p>
          </text:list-item>
          <text:list-item>
            <text:p text:style-name="P6"><text:span text:style-name="T1">Assign the status code of the response to </text:span><text:span text:style-name="Source_20_Text"><text:span text:style-name="T1">status_code</text:span></text:span></text:p>
          </text:list-item>
        </text:list>
      </text:section>
      <text:p text:style-name="P2"><text:bookmark text:name="body5"/><text:span text:style-name="T1">In the last example, we got a </text:span><text:span text:style-name="Source_20_Text"><text:span text:style-name="T1">400</text:span></text:span><text:span text:style-name="T1"> status code, which indicates a bad request. If we look at the documentation for the OpenNotify API, we see that the </text:span><text:a xlink:type="simple" xlink:href="https://web.archive.org/web/20200811010757/http://open-notify.org/Open-Notify-API/ISS-Pass-Times/" office:target-frame-name="_blank" xlink:show="new" text:style-name="Internet_20_link" text:visited-style-name="Visited_20_Internet_20_Link"><text:span text:style-name="T1">ISS Pass</text:span></text:a><text:span text:style-name="T1"> endpoint requires two </text:span><text:span text:style-name="Emphasis"><text:span text:style-name="T1">parameters</text:span></text:span><text:span text:style-name="T1">.</text:span></text:p>
      <text:section text:style-name="Sect1" text:name="Section5">
        <text:p text:style-name="P7">The ISS Pass endpoint tells us when the ISS will pass over a given location on the Earth.</text:p>
        <text:p text:style-name="P7">To request this information, we need to pass the coordinates for a specific location to the API. We do this by passing two parameters: latitude and longitude.</text:p>
        <text:p text:style-name="P2"><text:span text:style-name="T1">To do this, we can add an optional keyword argument, </text:span><text:span text:style-name="Source_20_Text"><text:span text:style-name="T1">params</text:span></text:span><text:span text:style-name="T1">, to our request. In this case, we need to pass in two parameters:</text:span></text:p>
        <text:list xml:id="list609960281" text:style-name="L5">
          <text:list-item>
            <text:p text:style-name="P17"><text:span text:style-name="Source_20_Text"><text:span text:style-name="T1">lat</text:span></text:span><text:span text:style-name="T1"> — the latitude of the location</text:span></text:p>
          </text:list-item>
          <text:list-item>
            <text:p text:style-name="P9"><text:span text:style-name="Source_20_Text"><text:span text:style-name="T1">lon</text:span></text:span><text:span text:style-name="T1"> — the longitude of the location</text:span></text:p>
          </text:list-item>
        </text:list>
        <text:p text:style-name="P7">We can make a dictionary that contains these parameters, and then pass them into the function.</text:p>
        <text:p text:style-name="P7">We can also do the same thing directly by adding the query parameters to the url, like this:</text:p>
        <text:p text:style-name="P2"><text:span text:style-name="Source_20_Text"><text:span text:style-name="T1">http://api.open-notify.org/iss-pass.json?lat=40.71&amp;lon=-74</text:span></text:span></text:p>
        <text:p text:style-name="P2"><text:span text:style-name="T1">It's almost always better to set up the parameters as a dictionary, because the </text:span><text:span text:style-name="Source_20_Text"><text:span text:style-name="T1">requests</text:span></text:span><text:span text:style-name="T1"> library we mentioned earlier takes care of certain issues, like properly formatting the query parameters.</text:span></text:p>
      </text:section>
      <text:section text:style-name="Sect1" text:name="Section8">
        <text:p text:style-name="P1"><text:bookmark text:name="onboarding-tip-instructions2"/>Instructions</text:p>
      </text:section>
      <text:p text:style-name="P1"><draw:frame draw:style-name="fr1" draw:name="Object4" text:anchor-type="as-char" svg:width="0.4909in" svg:height="0.4909in" draw:z-index="3"><draw:floating-frame/></draw:frame></text:p>
      <text:section text:style-name="Sect1" text:name="Section9">
        <text:list xml:id="list3525068740" text:style-name="L6">
          <text:list-item>
            <text:p text:style-name="P10"><text:bookmark text:name="body6"/><text:span text:style-name="T1">Use a dictionary and the </text:span><text:span text:style-name="Source_20_Text"><text:span text:style-name="T1">parameters</text:span></text:span><text:span text:style-name="T1"> argument to get a response for latitude </text:span><text:span text:style-name="Source_20_Text"><text:span text:style-name="T1">37.78</text:span></text:span><text:span text:style-name="T1"> and longitude </text:span><text:span text:style-name="Source_20_Text"><text:span text:style-name="T1">-122.41</text:span></text:span><text:span text:style-name="T1"> (the coordinates of San Francisco).</text:span></text:p>
          </text:list-item>
          <text:list-item>
            <text:p text:style-name="P10"><text:span text:style-name="T1">Retrieve the content of the response with </text:span><text:span text:style-name="Source_20_Text"><text:span text:style-name="T1">response.content</text:span></text:span><text:span text:style-name="T1">.</text:span></text:p>
          </text:list-item>
          <text:list-item>
            <text:p text:style-name="P10"><text:span text:style-name="T1">Assign the content to the variable </text:span><text:span text:style-name="Source_20_Text"><text:span text:style-name="T1">content</text:span></text:span><text:span text:style-name="T1">.</text:span></text:p>
          </text:list-item>
        </text:list>
      </text:section>
      <text:p text:style-name="P2"><text:bookmark text:name="body7"/><text:span text:style-name="T1">You may have noticed that the API response we received earlier was a </text:span><text:span text:style-name="Source_20_Text"><text:span text:style-name="T1">string</text:span></text:span><text:span text:style-name="T1">. Strings are how we pass information back and forth through APIs, but it's not easy to get the information we want out of them. How do we know how to decode the string we receive and work with it in Python?</text:span></text:p>
      <text:section text:style-name="Sect1" text:name="Section10">
        <text:p text:style-name="P7"><text:soft-page-break/>Luckily, there's a format called JSON. (We mentioned it earlier in this lesson.) This format encodes data structures like lists and dictionaries as strings to ensure that machines can read them easily. JSON is the main format for sending and receiving data through APIs.</text:p>
        <text:p text:style-name="P2"><text:span text:style-name="T1">Python offers great support for JSON through its </text:span><text:span text:style-name="Source_20_Text"><text:span text:style-name="T1">json</text:span></text:span><text:span text:style-name="T1"> library. We can convert </text:span><text:span text:style-name="Emphasis"><text:span text:style-name="T1">lists</text:span></text:span><text:span text:style-name="T1"> and </text:span><text:span text:style-name="Emphasis"><text:span text:style-name="T1">dictionaries</text:span></text:span><text:span text:style-name="T1"> to JSON, and vice versa. Our ISS Pass data, for example, is a dictionary encoded as a string in JSON format.</text:span></text:p>
        <text:p text:style-name="P7">The JSON library has two main methods:</text:p>
        <text:list xml:id="list3552345714" text:style-name="L7">
          <text:list-item>
            <text:p text:style-name="P18"><text:span text:style-name="Source_20_Text"><text:span text:style-name="T1">dumps</text:span></text:span><text:span text:style-name="T1"> — takes in a Python object and converts it to a string</text:span></text:p>
          </text:list-item>
          <text:list-item>
            <text:p text:style-name="P11"><text:span text:style-name="Source_20_Text"><text:span text:style-name="T1">loads</text:span></text:span><text:span text:style-name="T1"> — takes in a JSON string and converts it to a Python object</text:span></text:p>
          </text:list-item>
        </text:list>
      </text:section>
      <text:section text:style-name="Sect1" text:name="Section11">
        <text:p text:style-name="P1"><text:bookmark text:name="onboarding-tip-instructions3"/>Instructions</text:p>
      </text:section>
      <text:p text:style-name="P1"><draw:frame draw:style-name="fr1" draw:name="Object5" text:anchor-type="as-char" svg:width="0.4909in" svg:height="0.4909in" draw:z-index="4"><draw:floating-frame/></draw:frame></text:p>
      <text:section text:style-name="Sect1" text:name="Section12">
        <text:list xml:id="list979165381" text:style-name="L8">
          <text:list-item>
            <text:p text:style-name="P12"><text:bookmark text:name="body8"/><text:span text:style-name="T1">Use the JSON function </text:span><text:span text:style-name="Source_20_Text"><text:span text:style-name="T1">loads</text:span></text:span><text:span text:style-name="T1"> to convert </text:span><text:span text:style-name="Source_20_Text"><text:span text:style-name="T1">fast_food_franchise_string</text:span></text:span><text:span text:style-name="T1"> to a Python object.</text:span></text:p>
          </text:list-item>
          <text:list-item>
            <text:p text:style-name="P12"><text:span text:style-name="T1">Assign the resulting Python object to </text:span><text:span text:style-name="Source_20_Text"><text:span text:style-name="T1">fast_food_franchise_2</text:span></text:span><text:span text:style-name="T1">.</text:span></text:p>
          </text:list-item>
        </text:list>
      </text:section>
      <text:p text:style-name="P2"><text:bookmark text:name="body9"/><text:span text:style-name="T1">We can get the content of a response as a Python object by using the </text:span><text:span text:style-name="Source_20_Text"><text:span text:style-name="T1">.json()</text:span></text:span><text:span text:style-name="T1"> method on the response.</text:span></text:p>
      <text:section text:style-name="Sect1" text:name="Section14">
        <text:p text:style-name="P1"><text:bookmark text:name="onboarding-tip-instructions4"/>Instructions</text:p>
      </text:section>
      <text:p text:style-name="P1"><draw:frame draw:style-name="fr1" draw:name="Object6" text:anchor-type="as-char" svg:width="0.4909in" svg:height="0.4909in" draw:z-index="5"><draw:floating-frame/></draw:frame></text:p>
      <text:section text:style-name="Sect1" text:name="Section15">
        <text:list xml:id="list1603172545" text:style-name="L9">
          <text:list-item>
            <text:p text:style-name="P13"><text:bookmark text:name="body10"/><text:span text:style-name="T1">Get the </text:span><text:span text:style-name="Source_20_Text"><text:span text:style-name="T1">duration</text:span></text:span><text:span text:style-name="T1"> value of the ISS's first pass over </text:span><text:span text:style-name="Emphasis"><text:span text:style-name="T1">San Francisco</text:span></text:span><text:span text:style-name="T1"> and assign the value to </text:span><text:span text:style-name="Source_20_Text"><text:span text:style-name="T1">first_pass_duration</text:span></text:span><text:span text:style-name="T1">.</text:span></text:p>
          </text:list-item>
        </text:list>
      </text:section>
      <text:p text:style-name="P2"><text:bookmark text:name="body11"/><text:span text:style-name="T1">The server sends more than a status code and the data when it generates a response. It also sends metadata with information on how it generated the data and how to decode it. This information appears in the </text:span><text:span text:style-name="Emphasis"><text:span text:style-name="T1">response headers</text:span></text:span><text:span text:style-name="T1">. We can access it using the </text:span><text:span text:style-name="Source_20_Text"><text:span text:style-name="T1">.headers</text:span></text:span><text:span text:style-name="T1"> property.</text:span></text:p>
      <text:section text:style-name="Sect1" text:name="Section13">
        <text:p text:style-name="P2"><text:span text:style-name="T1">The headers will appear as a dictionary. For now, the </text:span><text:span text:style-name="Source_20_Text"><text:span text:style-name="T1">content-type</text:span></text:span><text:span text:style-name="T1"> within the headers is the most important key. It tells us the format of the response, and how to decode it. For the OpenNotify API, the format is JSON, so we were able to decode it with JSON earlier.</text:span></text:p>
      </text:section>
      <text:section text:style-name="Sect1" text:name="Section16">
        <text:p text:style-name="P1"><text:bookmark text:name="onboarding-tip-instructions5"/>Instructions</text:p>
      </text:section>
      <text:p text:style-name="P1"><draw:frame draw:style-name="fr1" draw:name="Object7" text:anchor-type="as-char" svg:width="0.4909in" svg:height="0.4909in" draw:z-index="6"><draw:floating-frame/></draw:frame></text:p>
      <text:section text:style-name="Sect1" text:name="Section17">
        <text:list xml:id="list2623662532" text:style-name="L10">
          <text:list-item>
            <text:p text:style-name="P14"><text:bookmark text:name="body12"/><text:span text:style-name="T1">Get </text:span><text:span text:style-name="Source_20_Text"><text:span text:style-name="T1">content-type</text:span></text:span><text:span text:style-name="T1"> from </text:span><text:span text:style-name="Source_20_Text"><text:span text:style-name="T1">response.headers</text:span></text:span><text:span text:style-name="T1">.</text:span></text:p>
          </text:list-item>
          <text:list-item>
            <text:p text:style-name="P14"><text:span text:style-name="T1">Assign the content type to the </text:span><text:span text:style-name="Source_20_Text"><text:span text:style-name="T1">content_type</text:span></text:span><text:span text:style-name="T1"> variable.</text:span></text:p>
          </text:list-item>
        </text:list>
      </text:section>
      <text:p text:style-name="P2"><text:bookmark text:name="body13"/><text:span text:style-name="T1">OpenNotify has one more API endpoint, </text:span><text:span text:style-name="Source_20_Text"><text:span text:style-name="T1">astros.json</text:span></text:span><text:span text:style-name="T1">. It tells us how many people are currently in space. You can find the format of the responses </text:span><text:a xlink:type="simple" xlink:href="http://open-notify.org/Open-Notify-API/People-In-Space/" office:target-frame-name="_blank" xlink:show="new" text:style-name="Internet_20_link" text:visited-style-name="Visited_20_Internet_20_Link"><text:span text:style-name="T1">here</text:span></text:a><text:span text:style-name="T1">.</text:span></text:p>
      <text:section text:style-name="Sect1" text:name="Section18">
        <text:p text:style-name="P7"><text:soft-page-break/>Because we implement our own version of this API on our servers, this number will most likely be different from the current number (when you try to access the original API outside of Dataquest).</text:p>
      </text:section>
      <text:section text:style-name="Sect1" text:name="Section19">
        <text:p text:style-name="P1"><text:bookmark text:name="onboarding-tip-instructions6"/>Instructions</text:p>
      </text:section>
      <text:p text:style-name="P1"><draw:frame draw:style-name="fr1" draw:name="Object8" text:anchor-type="as-char" svg:width="0.4909in" svg:height="0.4909in" draw:z-index="7"><draw:floating-frame/></draw:frame></text:p>
      <text:section text:style-name="Sect1" text:name="Section20">
        <text:list xml:id="list2049953488" text:style-name="L11">
          <text:list-item>
            <text:p text:style-name="P8"><text:bookmark text:name="body14"/>Find how many people are currently in space.</text:p>
          </text:list-item>
          <text:list-item>
            <text:p text:style-name="P15"><text:span text:style-name="T1">Assign the result to </text:span><text:span text:style-name="Source_20_Text"><text:span text:style-name="T1">in_space_count</text:span></text:span><text:span text:style-name="T1">.</text:span></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3T09:41:28.451813618</meta:creation-date>
    <dc:date>2022-02-23T09:44:21.036508697</dc:date>
    <meta:editing-duration>PT2M53S</meta:editing-duration>
    <meta:editing-cycles>1</meta:editing-cycles>
    <meta:document-statistic meta:table-count="0" meta:image-count="0" meta:object-count="8" meta:page-count="4" meta:paragraph-count="67" meta:word-count="1080" meta:character-count="6295" meta:non-whitespace-character-count="5290"/>
    <meta:generator>LibreOffice/6.0.7.3$Linux_X86_64 LibreOffice_project/00m0$Build-3</meta:generator>
  </office:meta>
</office:document-meta>
</file>